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/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/>
          </table:table-cell>
        </table:table-row>
      </table:table>
      <table:table table:name="greek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0394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/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/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/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/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/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/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/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/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/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top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bottom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/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caret inser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hyphen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se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clockwis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anticlockwise 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do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inus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approaches th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square c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square c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geometric propo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inverted lazy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sta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multiset multiplic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multiset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s under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ucceeds under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hermitian conjugate matr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open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open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or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full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circl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circled 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circle with superimposed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circled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squared rising diagonal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squared falling diagonal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two joined squar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anticlockwise integr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line integration with rectangular path around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line integration with semicircular path around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inus sign with comm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inus sign with dot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multiplication sign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multiplication sig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t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on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tion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on abov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tion abov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closed union with serif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closed intersection with serif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subset with multiplication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superset with multiplication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closed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losed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superset besid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/>
          </table:table-cell>
        </table:table-row>
      </table:table>
      <table:table table:name="digits_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